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paragraph-properties fo:text-align="justify" style:justify-single-word="false"/>
      <style:text-properties fo:language="es" fo:country="ES"/>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T1" style:family="text">
      <style:text-properties fo:language="es" fo:country="ES"/>
    </style:style>
    <style:style style:name="T2" style:family="text">
      <style:text-properties fo:language="es" fo:country="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7g">
        <text:section text:style-name="Sect1" text:name=":7f">
          <text:p text:style-name="Text_20_body">19 de febrero de 2012</text:p>
          <text:p text:style-name="Text_20_body">Postura del Proyecto Debian sobre las patentes de software</text:p>
          <text:p text:style-name="Text_20_body">El proyecto Debian anuncia su política de patentes</text:p>
          <text:p text:style-name="P3"><text:span text:style-name="T1">El proyecto Debian mantiene una postura crítica con respecto a las patentes de software: consideramos a las patentes de software como una amenaza para el Software Libre y un obstáculo para la misión de Debian de proporcionar un sistema operativo completamente libre para el uso de todos. Creemos que las patentes de software no ofrecen ninguna ventaja en la promoción de la innovación de software y animamos a los desarrolladores de software oponerse a las patentes de software.<text:line-break/></text:span></text:p>
          <text:p text:style-name="P2">Al mismo tiempo, dada la posibilidad <text:span text:style-name="T3">de facto</text:span> de patentar ideas relacionadas con el software en varios países de todo el mundo, es importante no subestimar ni sobrestimar el tema de patentes de software. Estamos particularmente preocupados por las tácticas de sembrar miedo, incertidumbre y dudas (<text:span text:style-name="T4">FUD</text:span><text:span text:style-name="T3"> Fear, Uncertainty and Doubt</text:span>) <text:s/>y hemos trabajado para aclarar el tema.</text:p>
          <text:p text:style-name="P1"/>
          <text:p text:style-name="P3"><text:bookmark text:name="result_box"/><text:span text:style-name="T1">Después de la publicación de las </text:span><text:span text:style-name="T2">Preguntas Frecuentes sobre las Políticas de Patentes de las Distribuciones Comunitarias</text:span><text:span text:style-name="T1"> (Community Distribution Patent Policy FAQ), que significa la disponibilidad de una política de patentes para Debian es nuestro próximo paso para hacer frente a la del sistema de patentes de software que esperamos ver abolida. Damos las gracias a los abogados del Software Freedom Law Center por trabajar con nosotros en esta política.</text:span></text:p>
          <text:p text:style-name="Text_20_body"/>
          <text:p text:style-name="P2"><text:bookmark text:name="result_box1"/>“A<text:span text:style-name="T3">ctualmente la agresión que ejecutan las patentes está muy extendida en la industria de tecnología de la información</text:span>”, dijo Eben Moglen, director y fundador del Software Freedom Law Center. “<text:span text:style-name="T3">Las Partes han gastado miles de millones de dólares tratando de establecer monopolios de patentes frenando la innovación y poniendo en peligro los innovadores. Con la aprobación de estos Políticas sobre patentes, Debian se prepara para defender a sus desarrolladores y usuarios con mayor eficacia, fuerza y conocimiento de causa</text:span>.”</text:p>
          <text:p text:style-name="P1"/>
          <text:p text:style-name="P2"><text:bookmark text:name="result_box2"/>El líder del proyecto Debian Stefano Zacchiroli dijo, “<text:span text:style-name="T3">El proyecto Debian tiene una larga tradición de defender los derechos de los usuarios a un sistema operativo completamente libre. El temor, la incertidumbre y las dudas socavan nuestros objetivos. Una política sobre patentes y un punto de contacto para temas relacionadas en Debian ayudará a reducir el miedo, la incertidumbre y las dudas (FUD) entre nuestros usuarios.</text:span>”</text:p>
          <text:p text:style-name="P2"/>
          <text:p text:style-name="P2">Fuente: <text:a xlink:type="simple" xlink:href="http://www.debian.org/News/2012/20120219">http://www.debian.org/News/2012/20120219</text:a></text:p>
          <text:p text:style-name="Standard"/>
        </text:section>
      </text:section>
      <text:p text:style-name="P4"><text:span text:style-name="T1">EL proyecto Debian publica sus Políticas sobre Patentes</text:span></text:p>
      <text:p text:style-name="Standard"/>
      <text:p text:style-name="P3">El pasado 19 de febrero conocemos la postura de Debian GNU/Linux sobre las patentes de software, Stefano Zacchiroli actual líder del proyecto se refiere en al lista de anuncios de Debian sobre las patentes de la siguiente manare: “[...] <text:span text:style-name="T1">El proyecto Debian mantiene una postura crítica con respecto a las patentes de software: consideramos a las patentes de software como una amenaza para el Software Libre y un obstáculo para la misión de Debian de proporcionar un sistema operativo completamente libre para el uso de todos. Creemos que las patentes de software no ofrecen ninguna ventaja en la promoción de la innovación de software y animamos a los desarrolladores de software oponerse a las patentes de software.</text:span>”</text:p>
      <text:p text:style-name="P3"/>
      <text:p text:style-name="P3">Se añade la declaración de <text:span text:style-name="T1">Eben Moglen director y fundador del Software Freedom Law Center: “</text:span><text:span text:style-name="T2">Las </text:span><text:soft-page-break/><text:span text:style-name="T2">Partes han gastado miles de millones de dólares tratando de establecer monopolios de patentes, frenando la innovación y poniendo en peligro los innovadores. Con la aprobación de estos Políticas sobre patentes, Debian se prepara para defender a sus desarrolladores y usuarios con mayor eficacia, fuerza y conocimiento de causa</text:span><text:span text:style-name="T1">.”</text:span></text:p>
      <text:p text:style-name="P1"/>
      <text:p text:style-name="P2"><text:span text:style-name="T1">El líder del proyecto Debian Stefano Zacchiroli dijo, “</text:span><text:span text:style-name="T3">El proyecto Debian tiene una larga tradición de defender los derechos de los usuarios a un sistema operativo completamente libre. El temor, la incertidumbre y las dudas socavan nuestros objetivos. Una política sobre patentes y un punto de contacto para temas relacionadas en Debian ayudará a reducir el miedo, la incertidumbre y las dudas (FUD) entre nuestros usuarios.</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Light" style:font-size-asian="24pt" style:font-weight-asian="bold" style:font-name-complex="Free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ACRONYM" style:family="text"/>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2-02-20T16:58:44</meta:creation-date>
    <dc:date>2012-02-20T21:27:13</dc:date>
    <dc:creator>omerta </dc:creator>
    <meta:editing-duration>PT3H5M6S</meta:editing-duration>
    <meta:editing-cycles>3</meta:editing-cycles>
    <meta:generator>LibreOffice/3.4$Linux LibreOffice_project/340m1$Build-502</meta:generator>
    <meta:document-statistic meta:table-count="0" meta:image-count="0" meta:object-count="0" meta:page-count="2" meta:paragraph-count="13" meta:word-count="631" meta:character-count="4049" meta:non-whitespace-character-count="3429"/>
  </office:meta>
</office:document-meta>
</file>